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900000009806C897C716CEEE3.png" manifest:media-type="image/png"/>
  <manifest:file-entry manifest:full-path="Pictures/10000201000000560000000FF6B2455ABA136705.png" manifest:media-type="image/png"/>
  <manifest:file-entry manifest:full-path="Pictures/10003099000008DF0000018CD7BA710C0BFBF4E7.svg" manifest:media-type="image/svg+xml"/>
  <manifest:file-entry manifest:full-path="Pictures/100002010000000B000000090FC1DFC90BBB6D59.png" manifest:media-type="image/png"/>
  <manifest:file-entry manifest:full-path="Pictures/10000832000000F8000000FA9956108718C9830D.svg" manifest:media-type="image/svg+xml"/>
  <manifest:file-entry manifest:full-path="Pictures/100006340000011B000000F08820BF345B363630.svg" manifest:media-type="image/svg+xml"/>
  <manifest:file-entry manifest:full-path="Pictures/10000201000000230000000E14BB36981576EB53.png" manifest:media-type="image/png"/>
  <manifest:file-entry manifest:full-path="Pictures/100016AA0000039C0000017AA55773A66450C56D.svg" manifest:media-type="image/svg+xml"/>
  <manifest:file-entry manifest:full-path="Pictures/1000020100000008000000095E7CD63DE086FC06.png" manifest:media-type="image/png"/>
  <manifest:file-entry manifest:full-path="Pictures/1000088A000000D2000000FAD85D919E8545C04C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dash" draw:stroke-dash="Dot" svg:stroke-width="0.106cm" svg:stroke-color="#ec2ed7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width="0.159cm" svg:stroke-color="#3465a4" draw:marker-start-width="0.438cm" draw:marker-end-width="0.438cm" draw:fill-color="#5983b0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color="#5eb91e" draw:fill-color="#81d41a" draw:textarea-horizontal-align="justify" draw:textarea-vertical-align="middle" draw:auto-grow-height="false" fo:min-height="0.379cm" fo:min-width="0.22cm"/>
    </style:style>
    <style:style style:name="gr4" style:family="graphic" style:parent-style-name="standard">
      <style:graphic-properties draw:stroke="none" svg:stroke-color="#ffc800" draw:fill-color="#ff0000" draw:textarea-horizontal-align="justify" draw:textarea-vertical-align="middle" draw:auto-grow-height="false" fo:min-height="0.379cm" fo:min-width="0.22cm"/>
    </style:style>
    <style:style style:name="gr5" style:family="graphic" style:parent-style-name="standard">
      <style:graphic-properties svg:stroke-width="0.081cm" svg:stroke-color="#ec2ed7" draw:marker-start-width="0.321cm" draw:marker-end-width="0.321cm" draw:fill="none" draw:textarea-vertical-align="middle" draw:auto-grow-height="false" fo:min-height="6.09cm" fo:min-width="0.108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7.653cm" svg:y1="4.081cm" svg:x2="15.113cm" svg:y2="10.177cm">
          <text:p/>
        </draw:line>
        <draw:polygon draw:style-name="gr2" draw:text-style-name="P2" draw:layer="layout" svg:width="13.969cm" svg:height="13.969cm" svg:x="4.826cm" svg:y="8.653cm" svg:viewBox="0 0 13970 13970" draw:points="4318,1016 0,6985 3810,13970 13970,11303 12954,2921 6223,0">
          <text:p/>
        </draw:polygon>
        <draw:custom-shape draw:style-name="gr3" draw:text-style-name="P3" draw:layer="layout" svg:width="1.016cm" svg:height="0.889cm" svg:x="17.14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0.889cm" svg:x="14.478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05cm" svg:height="6.772cm" draw:transform="rotate (2.7091000649456) translate (14.25cm 9.868cm)">
          <text:p/>
          <draw:enhanced-geometry svg:viewBox="0 0 21600 21600" draw:mirror-horizontal="false" draw:mirror-vertical="false" draw:glue-points="0 0 0 21600 21600 10800" draw:text-areas="0 ?f9 7800 ?f10" draw:type="right-brace" draw:modifiers="1800 11206.6144987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1.999cm" svg:height="0.999cm" svg:x="20.353cm" svg:y="13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0.939cm" svg:height="1.118cm" svg:x="18.415cm" svg:y="3.09cm">
          <draw:image xlink:href="Pictures/1000088A000000D2000000FAD85D919E8545C04C.svg" xlink:type="simple" xlink:show="embed" xlink:actuate="onLoad" loext:mime-type="image/svg+xml">
            <text:p/>
          </draw:image>
          <draw:image xlink:href="Pictures/1000020100000008000000095E7CD63DE086FC06.png" xlink:type="simple" xlink:show="embed" xlink:actuate="onLoad" loext:mime-type="image/png"/>
          <svg:title>TexMaths</svg:title>
          <svg:desc>14§display§\textcolor{white}{p}§svg§600§TRUE§</svg:desc>
        </draw:frame>
        <draw:frame draw:style-name="gr7" draw:text-style-name="P5" draw:layer="layout" svg:width="2.99cm" svg:height="1.222cm" svg:x="16.383cm" svg:y="9.59cm">
          <draw:image xlink:href="Pictures/100016AA0000039C0000017AA55773A66450C56D.svg" xlink:type="simple" xlink:show="embed" xlink:actuate="onLoad" loext:mime-type="image/svg+xml">
            <text:p/>
          </draw:image>
          <draw:image xlink:href="Pictures/10000201000000230000000E14BB36981576EB53.png" xlink:type="simple" xlink:show="embed" xlink:actuate="onLoad" loext:mime-type="image/png"/>
          <svg:title>TexMaths</svg:title>
          <svg:desc>14§display§\textcolor{white}{\Pi_{\mathcal{U}}(p)}§svg§600§TRUE§</svg:desc>
        </draw:frame>
        <draw:frame draw:style-name="gr7" draw:text-style-name="P5" draw:layer="layout" svg:width="1.025cm" svg:height="0.87cm" svg:x="12.7cm" svg:y="5.116cm">
          <draw:image xlink:href="Pictures/100006340000011B000000F08820BF345B363630.svg" xlink:type="simple" xlink:show="embed" xlink:actuate="onLoad" loext:mime-type="image/svg+xml">
            <text:p/>
          </draw:image>
          <draw:image xlink:href="Pictures/100002010000000B000000090FC1DFC90BBB6D59.png" xlink:type="simple" xlink:show="embed" xlink:actuate="onLoad" loext:mime-type="image/png"/>
          <svg:title>TexMaths</svg:title>
          <svg:desc>14§display§\textcolor{white}{D}§svg§600§TRUE§</svg:desc>
        </draw:frame>
        <draw:frame draw:style-name="gr7" draw:text-style-name="P5" draw:layer="layout" svg:width="7.085cm" svg:height="1.233cm" svg:x="4.445cm" svg:y="3.229cm">
          <draw:image xlink:href="Pictures/10003099000008DF0000018CD7BA710C0BFBF4E7.svg" xlink:type="simple" xlink:show="embed" xlink:actuate="onLoad" loext:mime-type="image/svg+xml">
            <text:p/>
          </draw:image>
          <draw:image xlink:href="Pictures/10000201000000560000000FF6B2455ABA136705.png" xlink:type="simple" xlink:show="embed" xlink:actuate="onLoad" loext:mime-type="image/png"/>
          <svg:title>TexMaths</svg:title>
          <svg:desc>14§display§\textcolor{white}{E_{\mathcal{U}}(p) = 0.5D^2}§svg§600§TRUE§</svg:desc>
        </draw:frame>
        <draw:frame draw:style-name="gr8" draw:text-style-name="P6" draw:layer="layout" svg:width="3.492cm" svg:height="3.523cm" svg:x="10.732cm" svg:y="14.003cm">
          <draw:image xlink:href="Pictures/10000832000000F8000000FA9956108718C9830D.svg" xlink:type="simple" xlink:show="embed" xlink:actuate="onLoad" loext:mime-type="image/svg+xml">
            <text:p/>
          </draw:image>
          <draw:image xlink:href="Pictures/100002010000000900000009806C897C716CEEE3.png" xlink:type="simple" xlink:show="embed" xlink:actuate="onLoad" loext:mime-type="image/png"/>
          <svg:title>TexMaths</svg:title>
          <svg:desc>14§display§\textcolor{mydarkblue}{\mathcal{U}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17:25.272484742</dc:date>
    <meta:editing-duration>PT3H39M17S</meta:editing-duration>
    <meta:editing-cycles>18</meta:editing-cycles>
    <meta:generator>LibreOffice/6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/>
</file>